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0bff73" officeooo:paragraph-rsid="000bff73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bff73" officeooo:paragraph-rsid="000bff7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dda40" officeooo:paragraph-rsid="000dda40" style:font-size-asian="10.5pt" style:font-weight-asian="bold" style:font-size-complex="12pt" style:font-weight-complex="bold"/>
    </style:style>
    <style:style style:name="T1" style:family="text">
      <style:text-properties officeooo:rsid="000dda40"/>
    </style:style>
    <style:style style:name="T2" style:family="text">
      <style:text-properties officeooo:rsid="000f3e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fichero JSON Rescate de animales</text:p>
      <text:p text:style-name="P1"/>
      <text:p text:style-name="P2">1. Listar todos los identificadores de los perros junto a sus razas.</text:p>
      <text:p text:style-name="P2"/>
      <text:p text:style-name="P2">2. Contar cuántos perros y gatos hay.</text:p>
      <text:p text:style-name="P2"/>
      <text:p text:style-name="P2">3. <text:span text:style-name="T1">Mostrar nombres que empiecen por una cadena introducida por teclado junto con su fecha de ingreso.</text:span></text:p>
      <text:p text:style-name="P2"/>
      <text:p text:style-name="P3">4. Pedir por teclado el tamaño del animal y mostrar <text:span text:style-name="T2">una lista con la edad y la raza</text:span>.</text:p>
      <text:p text:style-name="P3"/>
      <text:p text:style-name="P3">5. Pedir por teclado el sexo del animal para mostrar <text:s/>las url de las imágenes y su raz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9:06:19.425876384</meta:creation-date>
    <dc:date>2016-02-22T10:52:29.962034102</dc:date>
    <meta:editing-duration>PT23M47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6" meta:word-count="78" meta:character-count="421" meta:non-whitespace-character-count="348"/>
  </office:meta>
</office:document-meta>
</file>